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Ubuntu" fo:font-size="20pt" officeooo:rsid="000f8f04" officeooo:paragraph-rsid="000f8f04" style:font-size-asian="20pt" style:font-size-complex="20pt"/>
    </style:style>
    <style:style style:name="P2" style:family="paragraph" style:parent-style-name="Frame_20_contents">
      <style:paragraph-properties fo:text-align="center" style:justify-single-word="false"/>
      <style:text-properties style:font-name="Ubuntu" fo:font-size="18pt" officeooo:rsid="000f8f04" officeooo:paragraph-rsid="000f8f04" style:font-size-asian="18pt" style:font-size-complex="18pt"/>
    </style:style>
    <style:style style:name="P3" style:family="paragraph" style:parent-style-name="Frame_20_contents">
      <style:paragraph-properties fo:text-align="center" style:justify-single-word="false"/>
      <style:text-properties style:font-name="Ubuntu" fo:font-size="18pt" officeooo:rsid="0011bf33" officeooo:paragraph-rsid="0011bf33" style:font-size-asian="18pt" style:font-size-complex="18pt"/>
    </style:style>
    <style:style style:name="P4" style:family="paragraph" style:parent-style-name="Frame_20_contents">
      <style:paragraph-properties fo:text-align="center" style:justify-single-word="false"/>
      <style:text-properties style:font-name="Ubuntu" fo:font-size="13pt" officeooo:rsid="000f8f04" officeooo:paragraph-rsid="000f8f04" style:font-size-asian="11.3500003814697pt" style:font-size-complex="13pt"/>
    </style:style>
    <style:style style:name="P5" style:family="paragraph" style:parent-style-name="Frame_20_contents">
      <style:paragraph-properties fo:text-align="center" style:justify-single-word="false"/>
      <style:text-properties style:font-name="Ubuntu" fo:font-size="13pt" officeooo:rsid="001088e8" officeooo:paragraph-rsid="001088e8" style:font-size-asian="11.3500003814697pt" style:font-size-complex="13pt"/>
    </style:style>
    <style:style style:name="P6" style:family="paragraph">
      <loext:graphic-properties draw:fill="none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1bf33"/>
    </style:style>
    <style:style style:name="T3" style:family="text">
      <style:text-properties officeooo:rsid="00142ef8"/>
    </style:style>
    <style:style style:name="gr1" style:family="graphic" style:parent-style-name="Frame">
      <style:graphic-properties svg:stroke-color="#000000" draw:fill="none" draw:textarea-horizontal-align="justify" draw:textarea-vertical-align="middle" draw:auto-grow-height="false" fo:min-height="2.27cm" fo:min-width="9.8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svg:stroke-color="#000000" draw:fill="none" draw:textarea-horizontal-align="justify" draw:textarea-vertical-align="middle" draw:auto-grow-height="false" fo:min-height="1.695cm" fo:min-width="6.1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1_0" draw:style-name="gr4" draw:text-style-name="P6" svg:width="6.351cm" svg:height="1.879cm" svg:x="3.45cm" svg:y="5.925cm"><text:p text:style-name="P4">Calculate zero-DM and its mea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name="Shape2_0" draw:style-name="gr2" draw:text-style-name="P7" svg:x1="8.795cm" svg:y1="3.769cm" svg:x2="15.383cm" svg:y2="5.7cm"><text:p/></draw:line><draw:custom-shape text:anchor-type="paragraph" draw:z-index="3" draw:name="Shape1_1" draw:style-name="gr4" draw:text-style-name="P6" svg:width="6.351cm" svg:height="1.879cm" svg:x="12.023cm" svg:y="5.965cm"><text:p text:style-name="P5">Subtract BS from each raw data value → 2D arra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name="Shape2_1" draw:style-name="gr2" draw:text-style-name="P7" svg:x1="8.371cm" svg:y1="3.743cm" svg:x2="6.9cm" svg:y2="5.701cm"><text:p/></draw:line><draw:line text:anchor-type="paragraph" draw:z-index="5" draw:name="Shape2_2" draw:style-name="gr2" draw:text-style-name="P7" svg:x1="6.874cm" svg:y1="8.114cm" svg:x2="6.874cm" svg:y2="10.04cm"><text:p/></draw:line><draw:custom-shape text:anchor-type="paragraph" draw:z-index="6" draw:name="Shape1_2" draw:style-name="gr4" draw:text-style-name="P6" svg:width="6.351cm" svg:height="1.879cm" svg:x="3.371cm" svg:y="10.291cm"><text:p text:style-name="P5">Subtract the mean from zero-DM arra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Shape2_3" draw:style-name="gr2" draw:text-style-name="P7" svg:x1="15.314cm" svg:y1="8.109cm" svg:x2="15.314cm" svg:y2="9.908cm"><text:p/></draw:line><draw:line text:anchor-type="paragraph" draw:z-index="8" draw:name="Shape2_4" draw:style-name="gr2" draw:text-style-name="P7" svg:x1="9.864cm" svg:y1="11.337cm" svg:x2="11.758cm" svg:y2="11.363cm"><text:p/></draw:line><draw:custom-shape text:anchor-type="paragraph" draw:z-index="9" draw:name="Shape1_3" draw:style-name="gr4" draw:text-style-name="P6" svg:width="6.351cm" svg:height="1.879cm" svg:x="11.943cm" svg:y="10.278cm"><text:p text:style-name="P5">Dot Product for each channel -<text:span text:style-name="T3">&gt;</text:span> ‘co<text:span text:style-name="T2">r</text:span>relation BS’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" draw:name="Shape3" draw:style-name="gr3" draw:text-style-name="P8" svg:x1="3.636cm" svg:y1="2.447cm" svg:x2="1.175cm" svg:y2="2.447cm"><text:p/></draw:line><draw:line text:anchor-type="paragraph" draw:z-index="11" draw:name="Shape2_5" draw:style-name="gr2" draw:text-style-name="P7" svg:x1="6.874cm" svg:y1="12.395cm" svg:x2="6.874cm" svg:y2="13.983cm"><text:p/></draw:line><draw:line text:anchor-type="paragraph" draw:z-index="12" draw:name="Shape2_6" draw:style-name="gr2" draw:text-style-name="P7" svg:x1="15.288cm" svg:y1="12.474cm" svg:x2="9.906cm" svg:y2="14.009cm"><text:p/></draw:line><draw:line text:anchor-type="paragraph" draw:z-index="13" draw:name="Shape3_1" draw:style-name="gr3" draw:text-style-name="P8" svg:x1="1.175cm" svg:y1="14.93cm" svg:x2="1.175cm" svg:y2="2.447cm"><text:p/></draw:line><draw:line text:anchor-type="paragraph" draw:z-index="14" draw:name="Shape2_7" draw:style-name="gr2" draw:text-style-name="P7" svg:x1="1.175cm" svg:y1="14.93cm" svg:x2="3.503cm" svg:y2="14.962cm"><text:p/></draw:line><draw:custom-shape text:anchor-type="paragraph" draw:z-index="0" draw:name="Shape1" draw:style-name="gr1" draw:text-style-name="P6" svg:width="10.055cm" svg:height="2.514cm" svg:x="3.9cm" svg:y="1.071cm"><text:p text:style-name="P1">Raw Data </text:p><text:p text:style-name="P2"><text:span text:style-name="T1">(frequency-flagged and BS normalised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1_4" draw:style-name="gr1" draw:text-style-name="P6" svg:width="10.055cm" svg:height="2.514cm" svg:x="3.773cm" svg:y="14.194cm"><text:p text:style-name="P3"><text:span text:style-name="T1">Calculate </text:span></text:p><text:p text:style-name="P3"><text:span text:style-name="T1">Raw Data – (zero-DM residual)*(corr BS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1:07:30.454819629</meta:creation-date>
    <dc:date>2021-09-17T11:44:05.562349278</dc:date>
    <meta:editing-duration>PT4M2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41" meta:character-count="256" meta:non-whitespace-character-count="220"/>
  </office:meta>
</office:document-meta>
</file>